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D0000005A80EB98CB51DA5C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e344b" officeooo:paragraph-rsid="001e344b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2b6b8d" officeooo:paragraph-rsid="002b6b8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e344b" officeooo:paragraph-rsid="001e344b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01e344b" officeooo:paragraph-rsid="001e344b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e344b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2cf521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margin-left="0cm" fo:margin-right="0cm" fo:margin-top="0cm" fo:margin-bottom="0.046cm" style:contextual-spacing="false" fo:line-height="100%" fo:text-align="start" style:justify-single-word="false" fo:text-indent="0cm" style:auto-text-indent="false"/>
      <style:text-properties style:use-window-font-color="true" loext:opacity="0%" style:font-name="Liberation Serif1" fo:font-size="12pt" fo:language="pt" fo:country="BR" officeooo:rsid="002b6b8d" officeooo:paragraph-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1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weight="bold" officeooo:rsid="001eec50" officeooo:paragraph-rsid="001eec50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weight="bold" officeooo:rsid="00311075" officeooo:paragraph-rsid="00311075" style:font-weight-asian="bold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weight="bold" officeooo:rsid="0031738e" officeooo:paragraph-rsid="0031738e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font-weight="bold" officeooo:rsid="003257d8" officeooo:paragraph-rsid="003257d8" style:font-weight-asian="bold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weight="bold" officeooo:rsid="0032c803" officeooo:paragraph-rsid="0032c803" style:font-weight-asian="bold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e344b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0d656" officeooo:paragraph-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9" style:family="paragraph" style:parent-style-name="Standard">
      <style:paragraph-properties fo:text-align="start" style:justify-single-word="false" style:writing-mode="lr-tb"/>
      <style:text-properties officeooo:rsid="001e344b" officeooo:paragraph-rsid="001e344b"/>
    </style:style>
    <style:style style:name="P20" style:family="paragraph" style:parent-style-name="Standard">
      <style:paragraph-properties fo:text-align="start" style:justify-single-word="false" style:writing-mode="lr-tb"/>
      <style:text-properties officeooo:rsid="00250323" officeooo:paragraph-rsid="00250323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fo:font-weight="bol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1" fo:font-size="12pt" fo:language="pt" fo:country="BR" fo:font-weight="bold" officeooo: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1" fo:font-size="12pt" fo:language="pt" fo:country="BR" fo:font-weight="bold" officeooo:rsid="002b6b8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1" fo:font-size="12pt" fo:language="pt" fo:country="BR" fo:font-weight="bold" officeooo:rsid="0029fc7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1" fo:font-size="12pt" fo:language="pt" fo:country="BR" fo:font-weight="bold" officeooo:rsid="00280ab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7" style:family="text">
      <style:text-properties style:use-window-font-color="true" loext:opacity="0%" style:font-name="Liberation Serif1" fo:font-size="12pt" fo:language="pt" fo:country="BR" fo:font-weight="bold" officeooo:rsid="0031107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8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1efe3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22f00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1" fo:font-size="12pt" fo:language="pt" fo:country="BR" officeooo:rsid="00311075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1" fo:font-size="12pt" fo:language="pt" fo:country="BR" officeooo:rsid="0031119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5" style:family="text">
      <style:text-properties style:use-window-font-color="true" loext:opacity="0%" style:font-name="Liberation Serif1" fo:font-size="12pt" fo:language="pt" fo:country="BR" fo:font-weight="normal" officeooo:rsid="002cf521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6" style:family="text">
      <style:text-properties style:use-window-font-color="true" loext:opacity="0%" style:font-name="Liberation Serif1" fo:font-size="12pt" fo:language="pt" fo:country="BR" fo:font-weight="normal" officeooo:rsid="002d8535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17" style:family="text">
      <style:text-properties officeooo:rsid="001e344b"/>
    </style:style>
    <style:style style:name="T18" style:family="text">
      <style:text-properties officeooo:rsid="0022f00d"/>
    </style:style>
    <style:style style:name="T19" style:family="text">
      <style:text-properties officeooo:rsid="00280a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ituto Federal Sul-rio-grandense – Campus Camaquã</text:p>
      <text:p text:style-name="P2">Disciplina: <text:span text:style-name="T1">Redes de Computadores I</text:span> – Turma 2024</text:p>
      <text:p text:style-name="P2">Professor: Vinícius Alves Hax</text:p>
      <text:p text:style-name="P2">Assunto: Revisão d<text:span text:style-name="T13">a etapa 1</text:span></text:p>
      <text:p text:style-name="P1"/>
      <text:p text:style-name="P5"><text:span text:style-name="T3">1.</text:span><text:span text:style-name="T2"> </text:span><text:span text:style-name="T7">Explique o que é o modelo de camadas, no contexto de redes de computadores?</text:span></text:p>
      <text:p text:style-name="P5"><text:span text:style-name="T7"/></text:p>
      <text:p text:style-name="P15"><text:span text:style-name="T8">2. Quais os principais problemas resolvidos pela camada de acesso ao meio?</text:span></text:p>
      <text:p text:style-name="P12"><text:span text:style-name="T8"/></text:p>
      <text:p text:style-name="P12"><text:span text:style-name="T8">2. </text:span><text:span text:style-name="T13">Quais os principais problemas resolvidos pela camada de rede?</text:span></text:p>
      <text:p text:style-name="P12"><text:span text:style-name="T13"/></text:p>
      <text:p text:style-name="P13"><text:span text:style-name="T8">3. Qual o principal protocolo da camada de rede?</text:span></text:p>
      <text:p text:style-name="P13"><text:span text:style-name="T8"/></text:p>
      <text:p text:style-name="P13"><text:span text:style-name="T8">4. Quais os principais protocolos da camada de transporte?</text:span></text:p>
      <text:p text:style-name="P13"><text:span text:style-name="T8"/></text:p>
      <text:p text:style-name="P13"><text:span text:style-name="T8">5. Como podemos representar a máscara de rede 255.255.0.0 na notação barra?</text:span></text:p>
      <text:p text:style-name="P13"><text:span text:style-name="T8"/></text:p>
      <text:p text:style-name="P13"><text:span text:style-name="T8">6. </text:span><text:span text:style-name="T14">Considere que um host de uma rede é dada por 192.168.0.1/24. Qual é a faixa de endereços possíveis nessa rede?</text:span></text:p>
      <text:p text:style-name="P13"><text:span text:style-name="T14"/></text:p>
      <text:p text:style-name="P14"><text:span text:style-name="T14">7. </text:span><text:span text:style-name="T8">O que é a porta dentro da camada de transporte?</text:span></text:p>
      <text:p text:style-name="P14"><text:span text:style-name="T8"/></text:p>
      <text:p text:style-name="P16"><text:span text:style-name="T8">8. Considerando paridade par, qual o bit de paridade que deve ser acrescentado na seguinte sequência 0001011_ ?</text:span></text:p>
      <text:p text:style-name="P16"><text:span text:style-name="T8"/></text:p>
      <text:p text:style-name="P16"><text:span text:style-name="T8">9. De forma bastante prática o que é o SSID?</text:span></text:p>
      <text:p text:style-name="P16"><text:span text:style-name="T8"/></text:p>
      <text:p text:style-name="P16"><text:span text:style-name="T8">10. Interpreta a saída do comando abaixo</text:span></text:p>
      <text:p text:style-name="P16"><text:span text:style-name="T8"/></text:p>
      <text:p text:style-name="P16"><draw:frame draw:style-name="fr1" draw:name="Figura2" text:anchor-type="char" svg:width="17cm" svg:height="1.139cm" draw:z-index="0"><draw:image xlink:href="Pictures/100000010000053D0000005A80EB98CB51DA5C5A.png" xlink:type="simple" xlink:show="embed" xlink:actuate="onLoad" draw:mime-type="image/png"/></draw:frame><text:span text:style-name="T8"/></text:p>
      <text:p text:style-name="P3"><text:span text:style-name="T9">1</text:span><text:span text:style-name="T12">1</text:span><text:span text:style-name="T8">. Qua</text:span><text:span text:style-name="T11">l das alternativas abaixo representa</text:span><text:span text:style-name="T8"> um endereço </text:span><text:span text:style-name="T10">MAC</text:span><text:span text:style-name="T8">?</text:span></text:p>
      <text:p text:style-name="P17"/>
      <text:p text:style-name="P5"><text:span text:style-name="T8">a) </text:span><text:span text:style-name="T11">192.168.0.10</text:span></text:p>
      <text:p text:style-name="P5"><text:span text:style-name="T8">b) </text:span><text:span text:style-name="T11">Porta 80</text:span></text:p>
      <text:p text:style-name="P5"><text:span text:style-name="T8">c) </text:span><text:span text:style-name="T12">www.ifsul.edu.br</text:span></text:p>
      <text:p text:style-name="P17">d) 87-78-AC-A1-B1-FE</text:p>
      <text:p text:style-name="P17"/>
      <text:p text:style-name="P20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2-07T00:16:22.287900197</dc:date>
    <meta:editing-cycles>22</meta:editing-cycles>
    <meta:editing-duration>PT1H18M12S</meta:editing-duration>
    <meta:generator>LibreOffice/7.3.7.2$Linux_X86_64 LibreOffice_project/30$Build-2</meta:generator>
    <dc:creator>Vinícius Alves Hax</dc:creator>
    <meta:document-statistic meta:table-count="0" meta:image-count="1" meta:object-count="0" meta:page-count="1" meta:paragraph-count="20" meta:word-count="173" meta:character-count="1036" meta:non-whitespace-character-count="881"/>
  </office:meta>
</office:document-meta>
</file>